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7c9d5" officeooo:paragraph-rsid="0017c9d5" style:font-size-asian="14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ORK REVIEW</text:p>
      <text:p text:style-name="P1">1.Implemented the rndom graph algorithm with the degree distribution intact.</text:p>
      <text:p text:style-name="P1">2.implemented the eigen functions like eigen value and eigen vectors</text:p>
      <text:p text:style-name="P1">3.calculated the spectral properties for various GCPR proteins (both in bound and unbound state) to compare the allosteric interaction effect.</text:p>
      <text:p text:style-name="P1">Data for all the above calculatons on various pdb files attach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7T20:58:03.798347676</meta:creation-date>
    <dc:date>2016-06-27T21:00:29.821786260</dc:date>
    <meta:editing-duration>P0D</meta:editing-duration>
    <meta:editing-cycles>1</meta:editing-cycles>
    <meta:document-statistic meta:table-count="0" meta:image-count="0" meta:object-count="0" meta:page-count="1" meta:paragraph-count="5" meta:word-count="53" meta:character-count="362" meta:non-whitespace-character-count="314"/>
    <meta:generator>LibreOffice/4.2.8.2$Linux_X86_64 LibreOffice_project/420m0$Build-2</meta:generator>
  </office:meta>
</office:document-meta>
</file>